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d4ae9" officeooo:paragraph-rsid="001d4ae9"/>
    </style:style>
    <style:style style:name="P2" style:family="paragraph" style:parent-style-name="Standard">
      <style:text-properties fo:font-weight="bold" officeooo:rsid="001d4ae9" officeooo:paragraph-rsid="001d4ae9" style:font-weight-asian="bold" style:font-weight-complex="bold"/>
    </style:style>
    <style:style style:name="P3" style:family="paragraph" style:parent-style-name="Standard">
      <style:text-properties fo:font-weight="normal" officeooo:rsid="001d4ae9" officeooo:paragraph-rsid="001d4ae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3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af kronikken “Fed humor”</text:p>
      <text:p text:style-name="P1"/>
      <text:p text:style-name="P2">Indledning</text:p>
      <text:p text:style-name="P1"/>
      <text:p text:style-name="P1">Overvægtighed er et samfundsproblem, <text:span text:style-name="T2">men hvis skyld er det? <text:tab/></text:span></text:p>
      <text:p text:style-name="P1"/>
      <text:p text:style-name="P2">Analyse</text:p>
      <text:p text:style-name="P2"><text:span text:style-name="T1"/></text:p>
      <text:p text:style-name="P2"><text:span text:style-name="T1"/></text:p>
      <text:p text:style-name="P2"><text:span text:style-name="T1"/></text:p>
      <text:p text:style-name="P2">Vurdering</text:p>
      <text:p text:style-name="P2"><text:span text:style-name="T1"/></text:p>
      <text:p text:style-name="P2"><text:span text:style-name="T1"/></text:p>
      <text:p text:style-name="P2"><text:span text:style-name="T1"/></text:p>
      <text:p text:style-name="P2">Diskussion</text:p>
      <text:p text:style-name="P1"/>
      <text:p text:style-name="P1"/>
      <text:p text:style-name="P1"/>
      <text:p text:style-name="P2">Afslutning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1:10:28.932688518</meta:creation-date>
    <dc:date>2023-04-17T12:02:04.202242232</dc:date>
    <meta:editing-duration>PT51M36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1" meta:paragraph-count="7" meta:word-count="19" meta:character-count="139" meta:non-whitespace-character-count="125"/>
  </office:meta>
</office:document-meta>
</file>